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a1e3b" officeooo:paragraph-rsid="001c8291"/>
    </style:style>
    <style:style style:name="P7" style:family="paragraph" style:parent-style-name="Text_20_body">
      <style:paragraph-properties fo:line-height="150%"/>
      <style:text-properties fo:language="en" fo:country="US" officeooo:rsid="000be484" officeooo:paragraph-rsid="000be484"/>
    </style:style>
    <style:style style:name="P8" style:family="paragraph" style:parent-style-name="Text_20_body">
      <style:paragraph-properties fo:line-height="150%"/>
      <style:text-properties fo:language="en" fo:country="US" officeooo:rsid="001126c1" officeooo:paragraph-rsid="001126c1"/>
    </style:style>
    <style:style style:name="P9" style:family="paragraph" style:parent-style-name="Text_20_body">
      <style:paragraph-properties fo:line-height="150%"/>
      <style:text-properties fo:language="en" fo:country="US" officeooo:rsid="0016acbe" officeooo:paragraph-rsid="0016acbe"/>
    </style:style>
    <style:style style:name="P10" style:family="paragraph" style:parent-style-name="Text_20_body">
      <style:paragraph-properties fo:line-height="150%"/>
      <style:text-properties fo:language="en" fo:country="US" officeooo:rsid="001c9f62" officeooo:paragraph-rsid="001c9f62"/>
    </style:style>
    <style:style style:name="P11" style:family="paragraph" style:parent-style-name="Text_20_body">
      <style:paragraph-properties fo:line-height="150%"/>
      <style:text-properties fo:language="en" fo:country="US" officeooo:rsid="001dd5f8" officeooo:paragraph-rsid="001dd5f8"/>
    </style:style>
    <style:style style:name="P12" style:family="paragraph" style:parent-style-name="Text_20_body">
      <style:paragraph-properties fo:line-height="150%"/>
      <style:text-properties fo:language="en" fo:country="US" officeooo:rsid="001d0968" officeooo:paragraph-rsid="001fb90f"/>
    </style:style>
    <style:style style:name="P13" style:family="paragraph" style:parent-style-name="Text_20_body">
      <style:paragraph-properties fo:line-height="150%"/>
    </style:style>
    <style:style style:name="P14" style:family="paragraph" style:parent-style-name="Title">
      <style:paragraph-properties fo:line-height="150%" fo:text-align="start" style:justify-single-word="false"/>
    </style:style>
    <style:style style:name="P15" style:family="paragraph" style:parent-style-name="Text_20_body">
      <style:paragraph-properties fo:line-height="150%"/>
      <style:text-properties officeooo:rsid="000a1e3b" officeooo:paragraph-rsid="000a1e3b"/>
    </style:style>
    <style:style style:name="P16" style:family="paragraph" style:parent-style-name="Text_20_body">
      <style:paragraph-properties fo:line-height="150%"/>
      <style:text-properties officeooo:rsid="000a1e3b" officeooo:paragraph-rsid="001c8291"/>
    </style:style>
    <style:style style:name="P17" style:family="paragraph" style:parent-style-name="Text_20_body">
      <style:paragraph-properties fo:line-height="150%"/>
      <style:text-properties officeooo:rsid="000be484" officeooo:paragraph-rsid="000be484"/>
    </style:style>
    <style:style style:name="P18" style:family="paragraph" style:parent-style-name="Text_20_body">
      <style:paragraph-properties fo:line-height="150%"/>
      <style:text-properties officeooo:rsid="00105e2b" officeooo:paragraph-rsid="00105e2b"/>
    </style:style>
    <style:style style:name="P19"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20"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21"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22"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23" style:family="paragraph" style:parent-style-name="Text_20_body">
      <style:paragraph-properties fo:line-height="150%"/>
      <style:text-properties officeooo:rsid="001126c1" officeooo:paragraph-rsid="001126c1"/>
    </style:style>
    <style:style style:name="P24" style:family="paragraph" style:parent-style-name="Text_20_body">
      <style:paragraph-properties fo:line-height="150%"/>
      <style:text-properties officeooo:rsid="0016acbe" officeooo:paragraph-rsid="0016acbe"/>
    </style:style>
    <style:style style:name="P25" style:family="paragraph" style:parent-style-name="Text_20_body">
      <style:paragraph-properties fo:line-height="150%"/>
      <style:text-properties officeooo:rsid="001c8291" officeooo:paragraph-rsid="001c8291"/>
    </style:style>
    <style:style style:name="P26" style:family="paragraph" style:parent-style-name="Text_20_body">
      <style:paragraph-properties fo:line-height="150%"/>
      <style:text-properties officeooo:rsid="001c9f62" officeooo:paragraph-rsid="001c9f62"/>
    </style:style>
    <style:style style:name="P27" style:family="paragraph" style:parent-style-name="Text_20_body">
      <style:paragraph-properties fo:line-height="150%"/>
      <style:text-properties officeooo:rsid="001c9f62" officeooo:paragraph-rsid="001fb90f"/>
    </style:style>
    <style:style style:name="P28" style:family="paragraph" style:parent-style-name="Text_20_body">
      <style:paragraph-properties fo:line-height="150%"/>
      <style:text-properties officeooo:rsid="001cc529" officeooo:paragraph-rsid="001cc529"/>
    </style:style>
    <style:style style:name="P29" style:family="paragraph" style:parent-style-name="Text_20_body">
      <style:paragraph-properties fo:line-height="150%"/>
      <style:text-properties officeooo:rsid="001dd5f8" officeooo:paragraph-rsid="001dd5f8"/>
    </style:style>
    <style:style style:name="P30" style:family="paragraph" style:parent-style-name="Text_20_body">
      <style:paragraph-properties fo:line-height="150%"/>
      <style:text-properties officeooo:rsid="001fb90f" officeooo:paragraph-rsid="001fb90f"/>
    </style:style>
    <style:style style:name="P31" style:family="paragraph" style:parent-style-name="Text_20_body">
      <style:paragraph-properties fo:line-height="150%"/>
      <style:text-properties officeooo:rsid="00206224" officeooo:paragraph-rsid="00206224"/>
    </style:style>
    <style:style style:name="P32" style:family="paragraph" style:parent-style-name="Text_20_body">
      <style:paragraph-properties fo:line-height="150%"/>
      <style:text-properties officeooo:rsid="00218e9f" officeooo:paragraph-rsid="00218e9f"/>
    </style:style>
    <style:style style:name="P33" style:family="paragraph" style:parent-style-name="Text_20_body">
      <style:paragraph-properties fo:line-height="150%"/>
      <style:text-properties officeooo:rsid="0022e8cb" officeooo:paragraph-rsid="0022e8cb"/>
    </style:style>
    <style:style style:name="P34" style:family="paragraph" style:parent-style-name="Footer">
      <style:paragraph-properties fo:text-align="center" style:justify-single-word="false"/>
      <style:text-properties fo:font-size="10pt" style:font-size-asian="10pt" style:font-size-complex="10pt"/>
    </style:style>
    <style:style style:name="P35"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36" style:family="paragraph" style:parent-style-name="Text_20_body">
      <style:paragraph-properties fo:line-height="150%"/>
      <style:text-properties fo:language="en" fo:country="US" officeooo:rsid="00206224" officeooo:paragraph-rsid="00206224"/>
    </style:style>
    <style:style style:name="P37" style:family="paragraph" style:parent-style-name="Text_20_body">
      <style:paragraph-properties fo:line-height="150%"/>
      <style:text-properties officeooo:rsid="0022e8cb" officeooo:paragraph-rsid="0022e8cb"/>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style:style style:name="T14" style:family="text">
      <style:text-properties fo:language="en" fo:country="US" officeooo:rsid="00199003"/>
    </style:style>
    <style:style style:name="T15" style:family="text">
      <style:text-properties fo:language="en" fo:country="US" officeooo:rsid="001b6b6d"/>
    </style:style>
    <style:style style:name="T16" style:family="text">
      <style:text-properties fo:language="en" fo:country="US" officeooo:rsid="001cc529"/>
    </style:style>
    <style:style style:name="T17" style:family="text">
      <style:text-properties fo:language="en" fo:country="US" officeooo:rsid="001d0968"/>
    </style:style>
    <style:style style:name="T18" style:family="text">
      <style:text-properties fo:language="en" fo:country="US" officeooo:rsid="00218e9f"/>
    </style:style>
    <style:style style:name="T19" style:family="text">
      <style:text-properties fo:language="en" fo:country="US" officeooo:rsid="0022e8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appeenrannan teknillinen yliopisto</text:p>
      <text:p text:style-name="P19">School of Business and Management</text:p>
      <text:p text:style-name="P19"/>
      <text:p text:style-name="P21"/>
      <text:p text:style-name="P2"/>
      <text:p text:style-name="P2"/>
      <text:p text:style-name="P2"/>
      <text:p text:style-name="P2"/>
      <text:p text:style-name="P19">Sofware Development Skills</text:p>
      <text:p text:style-name="P20"/>
      <text:p text:style-name="P14"><text:span text:style-name="T3">Joona Niemenmaa</text:span><text:span text:style-name="T2">, </text:span><text:span text:style-name="T3">001823383</text:span></text:p>
      <text:p text:style-name="P20"/>
      <text:p text:style-name="P20"/>
      <text:p text:style-name="P14"><text:span text:style-name="T4">LEARNING DIARY, </text:span><text:span text:style-name="T5">MOBILE</text:span><text:span text:style-name="T4"> MODULE</text:span></text:p>
      <text:h text:style-name="P35" text:outline-level="5"/>
      <text:p text:style-name="P4"/>
      <text:p text:style-name="P4"/>
      <text:p text:style-name="P4"/>
      <text:p text:style-name="P4"/>
      <text:p text:style-name="P4"/>
      <text:p text:style-name="P3"/>
      <text:p text:style-name="P3"/>
      <text:p text:style-name="P3"/>
      <text:p text:style-name="P22">LEARNING DIARY</text:p>
      <text:p text:style-name="P13"/>
      <text:p text:style-name="P13"><text:span text:style-name="T7">24.11.2024</text:span><text:span text:style-name="T6"><text:line-break/></text:span></text:p>
      <text:p text:style-name="P6">I started out by reading through </text:p>
      <text:p text:style-name="P16"><text:span text:style-name="T6">the course page and getting an understanding of what </text:span><text:span text:style-name="T8">the course is about.</text:span></text:p>
      <text:p text:style-name="P15"><text:span text:style-name="T6"/></text:p>
      <text:p text:style-name="P5">I’m already familiar with git usage and Android development with Android studio from other university courses and my own experience.</text:p>
      <text:p text:style-name="P15"><text:span text:style-name="T6"/></text:p>
      <text:p text:style-name="P15"><text:span text:style-name="T6">Thus I will be using Android studio as my IDE and GitHub to host my git repository. </text:span><text:span text:style-name="T10">As for my language I will be using Java.</text:span></text:p>
      <text:p text:style-name="P15"><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5"><text:span text:style-name="T6"/></text:p>
      <text:p text:style-name="P17"><text:span text:style-name="T6">I’ll later on detail a proper design document to detail what the </text:span><text:span text:style-name="T9">project</text:span><text:span text:style-name="T6"> should be capable of to limit the scope to a reasonable level.</text:span></text:p>
      <text:p text:style-name="P17"><text:span text:style-name="T6"/></text:p>
      <text:p text:style-name="P7">For now I’ll focus on completing all the exercise tasks first.</text:p>
      <text:p text:style-name="P17"><text:span text:style-name="T6"/></text:p>
      <text:p text:style-name="P18"><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8"><text:span text:style-name="T11"/></text:p>
      <text:p text:style-name="P8">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23"><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7"><text:span text:style-name="T6"/></text:p>
      <text:p text:style-name="P7">25.11.2024</text:p>
      <text:p text:style-name="P17"><text:span text:style-name="T6"/></text:p>
      <text:p text:style-name="P9">Started work on the second video today.</text:p>
      <text:p text:style-name="P24"><text:span text:style-name="T6"/></text:p>
      <text:p text:style-name="P9">A recap of what I learned today:</text:p>
      <text:p text:style-name="P24"><text:span text:style-name="T6"/></text:p>
      <text:p text:style-name="P9">Android apps made using Android studio are composed of Activities. An activity has an user interface and some logic attached to it and essentially it’s the unit of what the user will be interacting with.</text:p>
      <text:p text:style-name="P24"><text:span text:style-name="T6"/></text:p>
      <text:p text:style-name="P9">The layout for an Activity is defined in a .xml file and the logic is defined in a class that inherits the Activity class. Code for an activity is called using different methods such as onCreate() or onPause() or onDestroy() which are called when the app enters different states.</text:p>
      <text:p text:style-name="P24"><text:span text:style-name="T6"/></text:p>
      <text:p text:style-name="P24"><text:span text:style-name="T6">An Intent is basically a request for the Android system to do something. The most common use case is to change the current activity to another one. </text:span><text:span text:style-name="T14">Also when using an intent to move from one activity to another you can pass in data to it </text:span><text:span text:style-name="T15">with putExtra()</text:span><text:span text:style-name="T14">.</text:span></text:p>
      <text:p text:style-name="P24"><text:span text:style-name="T6"/></text:p>
      <text:p text:style-name="P24"><text:span text:style-name="T13">An </text:span><text:span text:style-name="T6">IntentService </text:span><text:span text:style-name="T13">is a class whose responsibility is to handle intent requests. It can process them on a separate thread to not freeze the user interface.</text:span></text:p>
      <text:p text:style-name="P24"><text:span text:style-name="T6"/></text:p>
      <text:p text:style-name="P24"><text:span text:style-name="T6">BroadcastReceiver </text:span><text:span text:style-name="T13">receives a broadcast that an intent process is complete.</text:span></text:p>
      <text:p text:style-name="P24"><text:span text:style-name="T13"/></text:p>
      <text:p text:style-name="P24"><text:span text:style-name="T13"/></text:p>
      <text:p text:style-name="P24"><text:span text:style-name="T13"/></text:p>
      <text:p text:style-name="P24"><text:span text:style-name="T13"/></text:p>
      <text:p text:style-name="P25"><text:soft-page-break/><text:span text:style-name="T13">2</text:span><text:span text:style-name="T16">9</text:span><text:span text:style-name="T6">.11.2024</text:span></text:p>
      <text:p text:style-name="P25"><text:span text:style-name="T6"/></text:p>
      <text:p text:style-name="P10">Started work on the third video.</text:p>
      <text:p text:style-name="P26"><text:span text:style-name="T6"/></text:p>
      <text:p text:style-name="P10">It becomes apparent to me that these videos are a tad outdated at this point. </text:p>
      <text:p text:style-name="P26"><text:span text:style-name="T6"/></text:p>
      <text:p text:style-name="P10">The listview component showcased on the video is a legacy component that’s now been replaced by the recyclerview.</text:p>
      <text:p text:style-name="P26"><text:span text:style-name="T6"/></text:p>
      <text:p text:style-name="P26"><text:span text:style-name="T6">So instead of learning how to use the listview I’m just going to learn the recyclerview </text:span><text:span text:style-name="T17">component</text:span><text:span text:style-name="T6"> instead.</text:span></text:p>
      <text:p text:style-name="P26"><text:span text:style-name="T6"/></text:p>
      <text:p text:style-name="P28"><text:span text:style-name="T6">Spent the day reading documentation from </text:span><text:a xlink:type="simple" xlink:href="https://developer.android.com/develop/ui/views/layout/recyclerview#java" text:style-name="Internet_20_link" text:visited-style-name="Visited_20_Internet_20_Link"><text:span text:style-name="T6">here</text:span></text:a><text:span text:style-name="T6"> on how to implement a recyclerview. Apparently it’s more performant than a listview so it’s probably better I learnt it instead.</text:span></text:p>
      <text:p text:style-name="P28"><text:span text:style-name="T6"/></text:p>
      <text:p text:style-name="P11">Learned how to create a layout for a recyclerview viewholder and an adapter for how to apply it to an existing recyclerview.</text:p>
      <text:p text:style-name="P29"><text:span text:style-name="T6"/></text:p>
      <text:p text:style-name="P12">I still watched the video as it did have some good insights such as how you can store variables in .xml files in the res folder or how to work with images.</text:p>
      <text:p text:style-name="P27"><text:span text:style-name="T17"/></text:p>
      <text:p text:style-name="P30"><text:span text:style-name="T17">D</text:span><text:span text:style-name="T6">ecided to spend some more time reading the documentation on Android app fundamentals found </text:span><text:a xlink:type="simple" xlink:href="https://developer.android.com/guide/components/fundamentals" text:style-name="Internet_20_link" text:visited-style-name="Visited_20_Internet_20_Link"><text:span text:style-name="T6">here</text:span></text:a><text:span text:style-name="T6">.</text:span></text:p>
      <text:p text:style-name="P30"><text:span text:style-name="T6"/></text:p>
      <text:p text:style-name="P30"><text:span text:style-name="T6"/></text:p>
      <text:p text:style-name="P30"><text:span text:style-name="T6"/></text:p>
      <text:p text:style-name="P30"><text:span text:style-name="T6"/></text:p>
      <text:p text:style-name="P30"><text:span text:style-name="T6"/></text:p>
      <text:p text:style-name="P30"><text:span text:style-name="T6"/></text:p>
      <text:p text:style-name="P30"><text:span text:style-name="T6"/></text:p>
      <text:p text:style-name="P30"><text:span text:style-name="T6"/></text:p>
      <text:p text:style-name="P30"><text:span text:style-name="T6"/></text:p>
      <text:p text:style-name="P31"><text:soft-page-break/><text:span text:style-name="T6">30.11.2024</text:span></text:p>
      <text:p text:style-name="P31"><text:span text:style-name="T6"/></text:p>
      <text:p text:style-name="P36">Today I started work on the actual project for the course. I decided to break development into two phases.</text:p>
      <text:p text:style-name="P31"><text:span text:style-name="T6"/></text:p>
      <text:p text:style-name="P36">First I will implement a console application just using Java that’s capable of sending / reading emails. The idea is that I can make the networking code work first before implementing it in an Android environment.</text:p>
      <text:p text:style-name="P31"><text:span text:style-name="T6"/></text:p>
      <text:p text:style-name="P31"><text:span text:style-name="T6">The second phase will be building out the actual application in Android Studio. If I implement the first phase correctly most of the internal logic should already be in place, so it will be a case of using Android’s tools to </text:span><text:span text:style-name="T18">make the UI and display information in a pleasing way.</text:span></text:p>
      <text:p text:style-name="P31"><text:span text:style-name="T18"/></text:p>
      <text:p text:style-name="P32"><text:span text:style-name="T6">To start things off I need to have an email server my application can talk to. </text:span><text:span text:style-name="T19">After doing a bit of poking around the internet I landed on a combination of dovecot and postfix. Both of them are available on Linux which is my working desktop environment. I’ll need to make a guide on how to get an email server up and running on a local machine when I return this project.</text:span></text:p>
      <text:p text:style-name="P32"><text:span text:style-name="T19"/></text:p>
      <text:p text:style-name="P33"><text:span text:style-name="T6">The server will be running locally since I don’t want security to be a large concern. Once I start writing the actual code I’ll make proper specifications for it but it’s good to mention here that it won’t very good information security. The goal is to be able to read and implement RFC specifications for both SMTP and IMAP.</text:span></text:p>
      <text:p text:style-name="P32"><text:span text:style-name="T19"/></text:p>
      <text:p text:style-name="P33"><text:span text:style-name="T6">After a lengthy session of tinkering and reading documentation I managed to install both dovecot and postfix and have them running locally on my machine.</text:span></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oft-page-break/><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24</meta:editing-cycles>
    <meta:print-date>2013-10-11T10:39:00</meta:print-date>
    <meta:creation-date>2018-09-18T16:26:00</meta:creation-date>
    <dc:date>2024-12-15T12:36:39.310858708</dc:date>
    <meta:editing-duration>PT7H5M59S</meta:editing-duration>
    <meta:generator>LibreOffice/24.2.7.2$Linux_X86_64 LibreOffice_project/420$Build-2</meta:generator>
    <meta:document-statistic meta:table-count="0" meta:image-count="0" meta:object-count="0" meta:page-count="6" meta:paragraph-count="41" meta:word-count="979" meta:character-count="5515" meta:non-whitespace-character-count="4574"/>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